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40" draw:textarea-horizontal-align="justify" draw:textarea-vertical-align="middle" draw:auto-grow-height="false" fo:min-height="0.75cm" fo:min-width="17.5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2040a0" draw:textarea-horizontal-align="justify" draw:textarea-vertical-align="middle" draw:auto-grow-height="false" fo:min-height="0.75cm" fo:min-width="17.5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80c060"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c06080"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2080a0" draw:textarea-horizontal-align="justify" draw:textarea-vertical-align="middle" draw:auto-grow-height="false" fo:min-height="0.75cm" fo:min-width="17.5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2040a0" draw:textarea-horizontal-align="justify" draw:textarea-vertical-align="middle" draw:auto-grow-height="false" fo:min-height="0.75cm" fo:min-width="17.538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c0c040"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2040a0" draw:textarea-horizontal-align="justify" draw:textarea-vertical-align="middle" draw:auto-grow-height="false" fo:min-height="0.75cm" fo:min-width="5.05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2040a0" draw:textarea-horizontal-align="justify" draw:textarea-vertical-align="middle" draw:auto-grow-height="false" fo:min-height="4.25cm" fo:min-width="5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c0c040" draw:textarea-horizontal-align="justify" draw:textarea-vertical-align="middle" draw:auto-grow-height="false" fo:min-height="1.249cm" fo:min-width="5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fc040" draw:textarea-horizontal-align="justify" draw:textarea-vertical-align="middle" draw:auto-grow-height="false" fo:min-height="0.75cm" fo:min-width="5.05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c040" draw:textarea-horizontal-align="justify" draw:textarea-vertical-align="middle" draw:auto-grow-height="false" fo:min-height="0.75cm" fo:min-width="11.19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80c0ff"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a040c0" draw:textarea-horizontal-align="justify" draw:textarea-vertical-align="middle" draw:auto-grow-height="false" fo:min-height="1.25cm" fo:min-width="5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0c040"/>
      <style:paragraph-properties fo:text-align="center"/>
    </style:style>
    <style:style style:name="P3" style:family="paragraph">
      <loext:graphic-properties draw:fill="solid" draw:fill-color="#2040a0"/>
      <style:paragraph-properties fo:text-align="center"/>
    </style:style>
    <style:style style:name="P4" style:family="paragraph">
      <loext:graphic-properties draw:fill="solid" draw:fill-color="#80c060"/>
      <style:paragraph-properties fo:text-align="center"/>
    </style:style>
    <style:style style:name="P5" style:family="paragraph">
      <loext:graphic-properties draw:fill="solid" draw:fill-color="#c06080"/>
      <style:paragraph-properties fo:text-align="center"/>
    </style:style>
    <style:style style:name="P6" style:family="paragraph">
      <loext:graphic-properties draw:fill="solid" draw:fill-color="#2080a0"/>
      <style:paragraph-properties fo:text-align="center"/>
    </style:style>
    <style:style style:name="P7" style:family="paragraph">
      <loext:graphic-properties draw:fill="solid" draw:fill-color="#ffc040"/>
      <style:paragraph-properties fo:text-align="center"/>
    </style:style>
    <style:style style:name="P8" style:family="paragraph">
      <loext:graphic-properties draw:fill="solid" draw:fill-color="#80c0ff"/>
      <style:paragraph-properties fo:text-align="center"/>
    </style:style>
    <style:style style:name="P9" style:family="paragraph">
      <loext:graphic-properties draw:fill="solid" draw:fill-color="#a040c0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18cm" svg:height="1cm" svg:x="1.5cm" svg:y="18.8cm">
          <text:p text:style-name="P1">Python 3.6+ globa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cm" svg:height="1cm" svg:x="1.5cm" svg:y="15.569cm">
          <text:p text:style-name="P1">virtualenv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cm" svg:height="1cm" svg:x="1.5cm" svg:y="20.4cm">
          <text:p text:style-name="P1">pyenv-wi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cm" svg:height="1.5cm" svg:x="1.5cm" svg:y="22.1cm">
          <text:p text:style-name="P1"><text:s/>PowerShell (PS1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1.5cm" svg:x="7.8cm" svg:y="22.1cm">
          <text:p text:style-name="P1">Command</text:p>
          <text:p text:style-name="P1">(CMD/BAT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cm" svg:height="1cm" svg:x="1.5cm" svg:y="24.1cm">
          <text:p text:style-name="P1">Windows 1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8.038cm" svg:height="1cm" svg:x="1.462cm" svg:y="17.177cm">
          <text:p text:style-name="P1">pip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cm" svg:height="1cm" svg:x="1.5cm" svg:y="13.998cm">
          <text:p text:style-name="P1">pyenv-virtualenv-window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cm" svg:height="1.5cm" svg:x="1.5cm" svg:y="9.8cm">
          <text:p text:style-name="P1">Python 3.3.2</text:p>
          <text:p text:style-name="P1"><text:s/>(virtual)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5cm" svg:height="1cm" svg:x="1.45cm" svg:y="8.2cm">
          <text:p text:style-name="P1">pip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cm" svg:height="4.5cm" svg:x="1.5cm" svg:y="3.1cm">
          <text:p text:style-name="P1"><text:span text:style-name="T1">cryptography</text:span> pillow</text:p>
          <text:p text:style-name="P1">psutil </text:p>
          <text:p text:style-name="P1">pymysql </text:p>
          <text:p text:style-name="P1">pywin32 </text:p>
          <text:p text:style-name="P1">etc.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cm" svg:height="1.499cm" svg:x="7.7cm" svg:y="9.801cm">
          <text:p text:style-name="P1">Python 3.9.5</text:p>
          <text:p text:style-name="P1">(virtual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cm" svg:height="1.499cm" svg:x="13.9cm" svg:y="9.8cm">
          <text:p text:style-name="P1">Python 3.12.10</text:p>
          <text:p text:style-name="P1">(virtual)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5cm" svg:height="1cm" svg:x="7.7cm" svg:y="8.2cm">
          <text:p text:style-name="P1">pip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5cm" svg:height="1cm" svg:x="13.85cm" svg:y="8.2cm">
          <text:p text:style-name="P1">pip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cm" svg:height="4.5cm" svg:x="7.7cm" svg:y="3.1cm">
          <text:p text:style-name="P1">colorama </text:p>
          <text:p text:style-name="P1">coloredlogs</text:p>
          <text:p text:style-name="P1">humanize</text:p>
          <text:p text:style-name="P1">paramiko</text:p>
          <text:p text:style-name="P1">pydevd</text:p>
          <text:p text:style-name="P1">etc.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cm" svg:height="4.5cm" svg:x="13.9cm" svg:y="3.1cm">
          <text:p text:style-name="P1">aiofiles</text:p>
          <text:p text:style-name="P1">aiohttp</text:p>
          <text:p text:style-name="P1">asyncmy </text:p>
          <text:p text:style-name="P1">pyperclip</text:p>
          <text:p text:style-name="P1">pywin32 </text:p>
          <text:p text:style-name="P1">etc.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55cm" svg:height="1cm" svg:x="1.45cm" svg:y="1.5cm">
          <text:p text:style-name="P1">Project 1: *.py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69cm" svg:height="1cm" svg:x="7.7cm" svg:y="1.5cm">
          <text:p text:style-name="P1">Project 2 (multiple branches): *.py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5cm" svg:height="1.5cm" svg:x="14cm" svg:y="22.1cm">
          <text:p text:style-name="P1">Visual Basic</text:p>
          <text:p text:style-name="P1">(VBS)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5cm" svg:height="1.5cm" svg:x="1.5cm" svg:y="11.9cm">
          <text:p text:style-name="P1"><text:s/>Project</text:p>
          <text:p text:style-name="P1">Propertie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5cm" svg:height="1.5cm" svg:x="7.7cm" svg:y="11.9cm">
          <text:p text:style-name="P1"><text:s/>Project</text:p>
          <text:p text:style-name="P1">Propertie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5cm" svg:height="1.5cm" svg:x="13.9cm" svg:y="11.9cm">
          <text:p text:style-name="P1"><text:s/>Project</text:p>
          <text:p text:style-name="P1">Properti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17.099cm" svg:height="4.623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23T00:59:00.949449600</meta:creation-date>
    <dc:date>2025-07-23T04:24:56.076666100</dc:date>
    <meta:editing-duration>PT51M27S</meta:editing-duration>
    <meta:editing-cycles>6</meta:editing-cycles>
    <meta:generator>LibreOffice/25.2.4.2$Windows_X86_64 LibreOffice_project/508ff62361999404a9d3590fe47df713b5888744</meta:generator>
    <meta:print-date>2025-07-23T03:03:28.166915500</meta:print-date>
    <meta:document-statistic meta:object-count="46"/>
  </office:meta>
</office:document-meta>
</file>